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4.617cm" svg:y="0.1cm">
            <draw:object draw:notify-on-update-of-ranges="Arkusz1.A2:Arkusz1.A31 Arkusz1.B1:Arkusz1.B1 Arkusz1.B2:Arkusz1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782" calcext:value-type="float">
            <text:p>327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636" calcext:value-type="float">
            <text:p>41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681" calcext:value-type="float">
            <text:p>506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282" calcext:value-type="float">
            <text:p>602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01" calcext:value-type="float">
            <text:p>649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721" calcext:value-type="float">
            <text:p>747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096" calcext:value-type="float">
            <text:p>780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846" calcext:value-type="float">
            <text:p>848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886" calcext:value-type="float">
            <text:p>918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4366" calcext:value-type="float">
            <text:p>943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454" calcext:value-type="float">
            <text:p>1004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7938" calcext:value-type="float">
            <text:p>1079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271" calcext:value-type="float">
            <text:p>1102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236" calcext:value-type="float">
            <text:p>1132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8460" calcext:value-type="float">
            <text:p>1184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555" calcext:value-type="float">
            <text:p>1195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1429" calcext:value-type="float">
            <text:p>1214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1595" calcext:value-type="float">
            <text:p>1315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4780" calcext:value-type="float">
            <text:p>13478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4928" calcext:value-type="float">
            <text:p>1349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919" calcext:value-type="float">
            <text:p>1459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6136" calcext:value-type="float">
            <text:p>1461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465" calcext:value-type="float">
            <text:p>1504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6463" calcext:value-type="float">
            <text:p>1564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9501" calcext:value-type="float">
            <text:p>1595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0293" calcext:value-type="float">
            <text:p>1602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7668" calcext:value-type="float">
            <text:p>1676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7521" calcext:value-type="float">
            <text:p>167521</text:p>
          </table:table-cell>
        </table:table-row>
      </table:table>
      <table:named-expressions/>
      <table:database-ranges>
        <table:database-range table:name="__Anonymous_Sheet_DB__0" table:target-range-address="Arkusz1.A2:Arkusz1.B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2:29:23.688490878</meta:creation-date>
    <meta:generator>LibreOffice/7.3.7.2$Linux_X86_64 LibreOffice_project/30$Build-2</meta:generator>
    <dc:date>2024-03-10T23:29:46.207260366</dc:date>
    <meta:editing-duration>PT3M45S</meta:editing-duration>
    <meta:editing-cycles>5</meta:editing-cycles>
    <meta:document-statistic meta:table-count="1" meta:cell-count="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67cm" svg:y="0.316cm" chart:style-name="ch2">
          <text:p>Zależność liczby neutronów od energii protonów</text:p>
        </chart:title>
        <chart:subtitle svg:x="5.019cm" svg:y="1.275cm" chart:style-name="ch3">
          <text:p>L=45cm %Pb = 75 Np=5000 PbBi</text:p>
        </chart:subtitle>
        <chart:legend chart:legend-position="end" svg:x="12.963cm" svg:y="3.952cm" style:legend-expansion="high" chart:style-name="ch4"/>
        <chart:plot-area chart:style-name="ch5" table:cell-range-address="Arkusz1.A2:Arkusz1.B31 Arkusz1.B1:Arkusz1.B1" chart:data-source-has-labels="row" svg:x="1.331cm" svg:y="2.138cm" svg:width="11.312cm" svg:height="5.701cm">
          <chart:coordinate-region svg:x="2.693cm" svg:y="2.337cm" svg:width="9.67cm" svg:height="4.855cm"/>
          <chart:axis chart:dimension="x" chart:name="primary-x" chart:style-name="ch6">
            <chart:title svg:x="6.07cm" svg:y="8.019cm" chart:style-name="ch7">
              <text:p>E (100MeV)</text:p>
            </chart:title>
          </chart:axis>
          <chart:axis chart:dimension="y" chart:name="primary-y" chart:style-name="ch8">
            <chart:title svg:x="0.451cm" svg:y="5.164cm" chart:style-name="ch9">
              <text:p>N</text:p>
            </chart:title>
            <chart:grid chart:style-name="ch10" chart:class="major"/>
          </chart:axis>
          <chart:series chart:style-name="ch11" chart:values-cell-range-address="Arkusz1.B2:Arkusz1.B31" chart:label-cell-address="Arkusz1.B1:Arkusz1.B1" chart:class="chart:scatter">
            <chart:domain table:cell-range-address="Arkusz1.A2:Arkusz1.A31"/>
            <chart:regression-curve chart:style-name="ch12">
              <chart:equation chart:display-equation="true" chart:display-r-square="true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31</svg:desc>
                </draw:g>
              </table:table-cell>
              <table:table-cell office:value-type="float" office:value="7857">
                <text:p>7857</text:p>
                <draw:g>
                  <svg:desc>Arkusz1.B2:Arkusz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41636">
                <text:p>41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0681">
                <text:p>5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60282">
                <text:p>60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64901">
                <text:p>64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74721">
                <text:p>74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78096">
                <text:p>78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84846">
                <text:p>84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91886">
                <text:p>91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94366">
                <text:p>9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100454">
                <text:p>100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107938">
                <text:p>107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110271">
                <text:p>110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113236">
                <text:p>113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118460">
                <text:p>118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">
                <text:p>175</text:p>
              </table:table-cell>
              <table:table-cell office:value-type="float" office:value="119555">
                <text:p>119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">
                <text:p>185</text:p>
              </table:table-cell>
              <table:table-cell office:value-type="float" office:value="121429">
                <text:p>12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131595">
                <text:p>131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134780">
                <text:p>1347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">
                <text:p>215</text:p>
              </table:table-cell>
              <table:table-cell office:value-type="float" office:value="134928">
                <text:p>134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">
                <text:p>225</text:p>
              </table:table-cell>
              <table:table-cell office:value-type="float" office:value="145919">
                <text:p>145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">
                <text:p>235</text:p>
              </table:table-cell>
              <table:table-cell office:value-type="float" office:value="146136">
                <text:p>146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150465">
                <text:p>150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56463">
                <text:p>156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">
                <text:p>265</text:p>
              </table:table-cell>
              <table:table-cell office:value-type="float" office:value="159501">
                <text:p>159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">
                <text:p>275</text:p>
              </table:table-cell>
              <table:table-cell office:value-type="float" office:value="160293">
                <text:p>160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">
                <text:p>285</text:p>
              </table:table-cell>
              <table:table-cell office:value-type="float" office:value="167668">
                <text:p>167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5">
                <text:p>295</text:p>
              </table:table-cell>
              <table:table-cell office:value-type="float" office:value="167521">
                <text:p>167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